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bold" officeooo:rsid="00186949" officeooo:paragraph-rsid="00186949" style:font-size-asian="12pt" style:font-weight-asian="bold" style:font-size-complex="12pt" style:font-weight-complex="bold"/>
    </style:style>
    <style:style style:name="P3" style:family="paragraph" style:parent-style-name="Heading_20_2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bold" officeooo:rsid="00186949" officeooo:paragraph-rsid="001fa120" fo:background-color="#9cdcfe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style:font-size-asian="12pt" style:font-size-complex="12pt"/>
    </style:style>
    <style:style style:name="P5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34077" officeooo:paragraph-rsid="00134077" style:font-size-asian="12pt" style:font-size-complex="12pt"/>
    </style:style>
    <style:style style:name="P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34077" officeooo:paragraph-rsid="00169064" style:font-size-asian="12pt" style:font-size-complex="12pt"/>
    </style:style>
    <style:style style:name="P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69064" officeooo:paragraph-rsid="00169064" style:font-size-asian="12pt" style:font-size-complex="12pt"/>
    </style:style>
    <style:style style:name="P8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86949" officeooo:paragraph-rsid="00186949" style:font-size-asian="12pt" style:font-size-complex="12pt"/>
    </style:style>
    <style:style style:name="P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86949" officeooo:paragraph-rsid="001fa120" style:font-size-asian="12pt" style:font-weight-asian="bold" style:font-size-complex="12pt" style:font-weight-complex="bold"/>
    </style:style>
    <style:style style:name="P10" style:family="paragraph" style:parent-style-name="Text_20_body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86949" officeooo:paragraph-rsid="001fa120" style:font-size-asian="12pt" style:font-weight-asian="bold" style:font-size-complex="12pt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86949" officeooo:paragraph-rsid="0021e4e1" style:font-size-asian="12pt" style:font-weight-asian="bold" style:font-size-complex="12pt" style:font-weight-complex="bold"/>
    </style:style>
    <style:style style:name="P1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2653de" officeooo:paragraph-rsid="002653de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style:line-height-at-least="0.503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86949" officeooo:paragraph-rsid="00186949" fo:background-color="#1e1e1e" style:font-size-asian="12pt" style:font-size-complex="12pt"/>
    </style:style>
    <style:style style:name="P14" style:family="paragraph" style:parent-style-name="Standard">
      <style:paragraph-properties style:line-height-at-least="0.503cm"/>
      <style:text-properties fo:font-variant="normal" fo:text-transform="none" fo:color="#000000" loext:opacity="100%" style:font-name="Inter" fo:font-size="12pt" fo:letter-spacing="normal" fo:font-style="normal" fo:font-weight="normal" officeooo:rsid="00186949" fo:background-color="#1e1e1e" style:font-size-asian="12pt" style:font-weight-asian="bold" style:font-size-complex="12pt" style:font-weight-complex="bold"/>
    </style:style>
    <style:style style:name="P15" style:family="paragraph" style:parent-style-name="Standard">
      <style:paragraph-properties fo:margin-left="0cm" fo:margin-right="0cm" style:line-height-at-least="0.503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186949" officeooo:paragraph-rsid="002476cf" fo:background-color="#ffffff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9211e" loext:opacity="100%" style:font-name="Inter" fo:font-size="12pt" fo:letter-spacing="normal" fo:font-style="normal" fo:font-weight="bold" officeooo:rsid="00134077" officeooo:paragraph-rsid="00169064" style:font-size-asian="12pt" style:font-weight-asian="bold" style:font-size-complex="12pt" style:font-weight-complex="bold"/>
    </style:style>
    <style:style style:name="P1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d4d4d4" loext:opacity="100%" style:font-name="Droid Sans Mono" fo:font-size="10.5pt" fo:letter-spacing="normal" fo:font-style="normal" fo:font-weight="normal" officeooo:rsid="00186949" officeooo:paragraph-rsid="00186949" fo:background-color="#1e1e1e" style:font-size-asian="12pt" style:font-size-complex="12pt"/>
    </style:style>
    <style:style style:name="P18" style:family="paragraph" style:parent-style-name="Standard">
      <style:paragraph-properties fo:margin-left="0cm" fo:margin-right="0cm" style:line-height-at-least="0.503cm" fo:text-align="start" style:justify-single-word="false" fo:orphans="2" fo:widows="2" fo:text-indent="0cm" style:auto-text-indent="false"/>
      <style:text-properties fo:font-variant="normal" fo:text-transform="none" fo:color="#d4d4d4" loext:opacity="100%" style:font-name="Droid Sans Mono" fo:font-size="10.5pt" fo:letter-spacing="normal" fo:font-style="normal" fo:font-weight="normal" officeooo:rsid="00186949" officeooo:paragraph-rsid="00186949" fo:background-color="#1e1e1e" style:font-size-asian="12pt" style:font-size-complex="12pt"/>
    </style:style>
    <style:style style:name="P19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d4d4d4" loext:opacity="100%" style:font-name="Droid Sans Mono" fo:font-size="10.5pt" fo:letter-spacing="normal" fo:font-style="normal" fo:font-weight="normal" officeooo:rsid="00186949" officeooo:paragraph-rsid="001fa120" fo:background-color="#1e1e1e" style:font-size-asian="12pt" style:font-weight-asian="bold" style:font-size-complex="12pt" style:font-weight-complex="bold"/>
    </style:style>
    <style:style style:name="P20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fo:background-color="#1e1e1e"/>
    </style:style>
    <style:style style:name="P21" style:family="paragraph" style:parent-style-name="Standard">
      <style:paragraph-properties style:line-height-at-least="0.503cm"/>
      <style:text-properties fo:color="#d4d4d4" loext:opacity="100%" style:font-name="Droid Sans Mono" fo:font-size="10.5pt" fo:font-weight="normal" officeooo:rsid="00186949" fo:background-color="#1e1e1e"/>
    </style:style>
    <style:style style:name="P22" style:family="paragraph" style:parent-style-name="Standard">
      <style:paragraph-properties style:line-height-at-least="0.503cm"/>
      <style:text-properties fo:color="#6a9955" loext:opacity="100%" style:font-name="Droid Sans Mono" fo:font-size="10.5pt" fo:font-weight="normal" fo:background-color="#1e1e1e"/>
    </style:style>
    <style:style style:name="P2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c9211e" loext:opacity="100%" style:font-name="Inter" fo:font-size="12pt" fo:letter-spacing="normal" fo:font-style="normal" fo:font-weight="bold" officeooo:rsid="00134077" officeooo:paragraph-rsid="00134077" style:font-size-asian="12pt" style:font-weight-asian="bold" style:font-size-complex="12pt" style:font-weight-complex="bold"/>
    </style:style>
    <style:style style:name="P24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12pt" fo:letter-spacing="normal" fo:font-style="normal" fo:font-weight="normal" officeooo:rsid="002653de" officeooo:paragraph-rsid="002653de" style:font-size-asian="12pt" style:font-weight-asian="bold" style:font-size-complex="12pt" style:font-weight-complex="bold"/>
    </style:style>
    <style:style style:name="T1" style:family="text">
      <style:text-properties officeooo:rsid="00119b05"/>
    </style:style>
    <style:style style:name="T2" style:family="text">
      <style:text-properties fo:color="#c9211e" loext:opacity="100%"/>
    </style:style>
    <style:style style:name="T3" style:family="text">
      <style:text-properties fo:color="#569cd6" loext:opacity="100%"/>
    </style:style>
    <style:style style:name="T4" style:family="text">
      <style:text-properties fo:color="#4fc1ff" loext:opacity="100%"/>
    </style:style>
    <style:style style:name="T5" style:family="text">
      <style:text-properties fo:color="#dcdcaa" loext:opacity="100%"/>
    </style:style>
    <style:style style:name="T6" style:family="text">
      <style:text-properties fo:color="#ce9178" loext:opacity="100%"/>
    </style:style>
    <style:style style:name="T7" style:family="text">
      <style:text-properties fo:color="#9cdcfe" loext:opacity="100%"/>
    </style:style>
    <style:style style:name="T8" style:family="text">
      <style:text-properties fo:color="#c586c0" loext:opacity="100%"/>
    </style:style>
    <style:style style:name="T9" style:family="text">
      <style:text-properties fo:background-color="#ffff00" loext:char-shading-value="0"/>
    </style:style>
    <style:style style:name="T10" style:family="text">
      <style:text-properties officeooo:rsid="00232294" fo:background-color="#ffff00" loext:char-shading-value="0"/>
    </style:style>
    <style:style style:name="T11" style:family="text">
      <style:text-properties officeooo:rsid="001fa120"/>
    </style:style>
    <style:style style:name="T12" style:family="text">
      <style:text-properties officeooo:rsid="001fa1b9"/>
    </style:style>
    <style:style style:name="T13" style:family="text">
      <style:text-properties officeooo:rsid="002059e1"/>
    </style:style>
    <style:style style:name="T14" style:family="text">
      <style:text-properties fo:color="#6a9955" loext:opacity="100%"/>
    </style:style>
    <style:style style:name="T15" style:family="text">
      <style:text-properties officeooo:rsid="0021e4e1"/>
    </style:style>
    <style:style style:name="T16" style:family="text">
      <style:text-properties officeooo:rsid="00232294"/>
    </style:style>
    <style:style style:name="T17" style:family="text">
      <style:text-properties fo:color="#000000" loext:opacity="100%" fo:background-color="#ffff00" loext:char-shading-value="0"/>
    </style:style>
    <style:style style:name="T18" style:family="text">
      <style:text-properties officeooo:rsid="002476cf"/>
    </style:style>
    <style:style style:name="T19" style:family="text">
      <style:text-properties style:font-name="Droid Sans Mono" fo:font-size="10.5pt"/>
    </style:style>
    <style:style style:name="T20" style:family="text">
      <style:text-properties fo:color="#bf0041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Introdução – Redux<text:tab/><text:tab/><text:tab/><text:tab/><text:tab/><text:tab/><text:tab/><text:tab/><text:span text:style-name="T1">22/09/2022</text:span></text:p>
      <text:p text:style-name="P4"/>
      <text:h text:style-name="P1" text:outline-level="1">O que é redux?</text:h>
      <text:p text:style-name="P5">Um estado global, acessível a todos os componentes, onde se pode armazenar e recuperar informações que precisam ser compartilhadas. Essa ferramenta pode ser dividida em três partes principais: <text:span text:style-name="T2">actions, stores e reducers.</text:span></text:p>
      <text:p text:style-name="P5"/>
      <text:p text:style-name="P23">Actions</text:p>
      <text:p text:style-name="P6">As actions, como o nome indica, são as possíveis ações que seu sistema pode executar na store.</text:p>
      <text:p text:style-name="P6">É bem comum ouvirmos que as actions <text:span text:style-name="T2">são intenções </text:span>(grave esse termo) de mudança de estado.</text:p>
      <text:p text:style-name="P5"/>
      <text:p text:style-name="P23">Store</text:p>
      <text:p text:style-name="P6">A store é onde o estado da sua aplicação fica registrado e protegido.</text:p>
      <text:p text:style-name="P16"/>
      <text:p text:style-name="P23">Reducers</text:p>
      <text:p text:style-name="P5">Os reducers são responsáveis por manipular a store seguindo as regras definidas pelas actions. Os reducers são importantes para evitar a manipulação direta da store e facilitam a manutenção do código.</text:p>
      <text:p text:style-name="P7"/>
      <text:p text:style-name="P7">_____________________//___________________________//___________________________</text:p>
      <text:p text:style-name="P7"/>
      <text:p text:style-name="P8">1° importamos o redux:</text:p>
      <text:p text:style-name="P17"><text:span text:style-name="T3">const</text:span> <text:span text:style-name="T4">Redux</text:span> = <text:span text:style-name="T5">require</text:span>(<text:span text:style-name="T6">'redux'</text:span>);</text:p>
      <text:p text:style-name="P8"/>
      <text:p text:style-name="P8">2° construímos a função reduce, ela recebe o estado;</text:p>
      <text:p text:style-name="P8">- dentro do estado tem um objeto que é o que sera alterado</text:p>
      <text:p text:style-name="P17"><text:span text:style-name="T3">const</text:span> <text:span text:style-name="T5">reducer</text:span> = (<text:span text:style-name="T7">state</text:span> = { <text:span text:style-name="T7">login:</text:span> <text:span text:style-name="T3">false</text:span>, <text:span text:style-name="T7">email:</text:span> <text:span text:style-name="T6">""</text:span> }) <text:span text:style-name="T3">=&gt;</text:span> {</text:p>
      <text:p text:style-name="P20"><text:span text:style-name="T8">return</text:span> <text:span text:style-name="T7">state</text:span>;</text:p>
      <text:p text:style-name="P20">};</text:p>
      <text:p text:style-name="P21"/>
      <text:p text:style-name="P8">3° precisamos criar um store, onde vamos passar como parâmetro o reduce</text:p>
      <text:p text:style-name="P17"><text:span text:style-name="T3">const</text:span> <text:span text:style-name="T4">store</text:span> = <text:span text:style-name="T7">Redux</text:span>.<text:span text:style-name="T5">createStore</text:span>(<text:span text:style-name="T5">reducer</text:span>);</text:p>
      <text:p text:style-name="P17"/>
      <text:p text:style-name="P17"/>
      <text:p text:style-name="P8">4° podemos também armazenar o objeto do estado dentro de uma variável</text:p>
      <text:p text:style-name="P18"><text:span text:style-name="T3">const</text:span> <text:span text:style-name="T4">ESTADO_INICIAL</text:span> = {</text:p>
      <text:p text:style-name="P20"><text:span text:style-name="T7">login:</text:span> <text:span text:style-name="T3">false</text:span>,</text:p>
      <text:p text:style-name="P20"><text:span text:style-name="T7">email:</text:span> <text:span text:style-name="T6">""</text:span>,</text:p>
      <text:p text:style-name="P20">};</text:p>
      <text:p text:style-name="P20"><text:span text:style-name="T3">const</text:span> <text:span text:style-name="T5">reducer</text:span> = (<text:span text:style-name="T7">state</text:span> = <text:span text:style-name="T4">ESTADO_INICIAL</text:span>) <text:span text:style-name="T3">=&gt;</text:span> {</text:p>
      <text:p text:style-name="P20"><text:span text:style-name="T8">return</text:span> <text:span text:style-name="T7">state</text:span>;</text:p>
      <text:p text:style-name="P20">};</text:p>
      <text:p text:style-name="P13"/>
      <text:p text:style-name="P13"/>
      <text:p text:style-name="P13"/>
      <text:p text:style-name="P13"/>
      <text:p text:style-name="P13"/>
      <text:p text:style-name="P8"><text:soft-page-break/>________________________________________________________________________________<text:line-break/>Mas e se precisarmos alterar o dado que está no estado? A peça que tem esta função é a action.</text:p>
      <text:p text:style-name="P8"/>
      <text:p text:style-name="P2">Uma <text:span text:style-name="T9">action é um objeto JavaScript </text:span>que tem pelo menos uma propriedade type e é responsável por comunicar ao reducer uma mudança a ser feita na store.</text:p>
      <text:p text:style-name="P2"/>
      <text:p text:style-name="P9"><text:span text:style-name="T11">1</text:span>°<text:span text:style-name="T12">Na função de ação passamos um objeto com o a propriedade (type) </text:span><text:span text:style-name="T13">que serve para comunicar o reduce a mudança no store</text:span><text:span text:style-name="T12">:</text:span></text:p>
      <text:p text:style-name="P9"/>
      <text:p text:style-name="P19"><text:span text:style-name="T3">const</text:span> <text:span text:style-name="T5">fazerLogin</text:span> = (<text:span text:style-name="T7">email</text:span>) <text:span text:style-name="T3">=&gt;</text:span> ({</text:p>
      <text:p text:style-name="P20"><text:span text:style-name="T7">type:</text:span> <text:span text:style-name="T6">"LOGIN"</text:span>,</text:p>
      <text:p text:style-name="P20"><text:span text:style-name="T7">email</text:span>,</text:p>
      <text:p text:style-name="P20">});</text:p>
      <text:p text:style-name="P9"/>
      <text:p text:style-name="P11"><text:span text:style-name="T15">2</text:span>°<text:span text:style-name="T16">Na função REDUCE passamos </text:span><text:span text:style-name="T10">action </text:span><text:span text:style-name="T16">como parâmetro do stado, e retorna o estado como objeto:</text:span></text:p>
      <text:p text:style-name="P11"/>
      <text:p text:style-name="P19"><text:span text:style-name="T3">const</text:span> <text:span text:style-name="T5">reducer</text:span> = (<text:span text:style-name="T7">state</text:span> = <text:span text:style-name="T4">ESTADO_INICIAL</text:span>, <text:span text:style-name="T17">action</text:span>) <text:span text:style-name="T3">=&gt;</text:span> {</text:p>
      <text:p text:style-name="P20"><text:span text:style-name="T8">switch</text:span> (<text:span text:style-name="T7">action</text:span>.<text:span text:style-name="T7">type</text:span>) {</text:p>
      <text:p text:style-name="P20"><text:span text:style-name="T8">case</text:span> <text:span text:style-name="T6">"LOGIN"</text:span>:</text:p>
      <text:p text:style-name="P20"><text:span text:style-name="T8">return</text:span> {</text:p>
      <text:p text:style-name="P20">...<text:span text:style-name="T7">state</text:span>,</text:p>
      <text:p text:style-name="P20"><text:span text:style-name="T7">login:</text:span> !<text:span text:style-name="T7">state</text:span>.<text:span text:style-name="T7">login</text:span>,</text:p>
      <text:p text:style-name="P20"><text:span text:style-name="T7">email:</text:span> <text:span text:style-name="T7">action</text:span>.<text:span text:style-name="T7">email</text:span>,</text:p>
      <text:p text:style-name="P20">};</text:p>
      <text:p text:style-name="P20"><text:span text:style-name="T8">default</text:span>: <text:span text:style-name="T14">// No switch, sempre precisamos ter um caso default!</text:span></text:p>
      <text:p text:style-name="P20"><text:span text:style-name="T8">return</text:span> <text:span text:style-name="T7">state</text:span>;</text:p>
      <text:p text:style-name="P20">}</text:p>
      <text:p text:style-name="P20">};</text:p>
      <text:p text:style-name="P14"/>
      <text:p text:style-name="P15"><text:span text:style-name="T18">3</text:span>°<text:span text:style-name="T19">Conseguimos mudar o estado da store utilizando o dispatch. Ele despacha nossa action para dentro do reducer:</text:span></text:p>
      <text:p text:style-name="P20"><text:span text:style-name="T3">const</text:span> <text:span text:style-name="T4">store</text:span> = <text:span text:style-name="T7">Redux</text:span>.<text:span text:style-name="T5">createStore</text:span>(<text:span text:style-name="T5">reducer</text:span>);</text:p>
      <text:p text:style-name="P22"/>
      <text:p text:style-name="P20"><text:span text:style-name="T4">store</text:span>.<text:span text:style-name="T5">dispatch</text:span>(<text:span text:style-name="T5">fazerLogin</text:span>(<text:span text:style-name="T6">"alguem@email.com"</text:span>));</text:p>
      <text:p text:style-name="P9"/>
      <text:h text:style-name="P3" text:outline-level="2">Combinando Reducers</text:h>
      <text:p text:style-name="P10">O problema que você pode já ter notado é justamente esse: como poderíamos unir vários reducers numa aplicação que, normalmente, possui apenas um store?</text:p>
      <text:p text:style-name="P9">O Redux já possui uma função para resolver isso: a <text:span text:style-name="T20">combineReducers()</text:span>. Essa função recebe um objeto como parâmetro contendo cada um dos seus reducers como elementos, por exemplo:</text:p>
      <text:p text:style-name="P12"/>
      <text:p text:style-name="P12"/>
      <text:p text:style-name="P12"/>
      <text:p text:style-name="P12"/>
      <text:p text:style-name="P12"><text:soft-page-break/><text:a xlink:type="simple" xlink:href="https://www.freecodecamp.org/learn/front-end-development-libraries/redux/create-a-redux-store" text:style-name="Internet_20_link" text:visited-style-name="Visited_20_Internet_20_Link">https://www.freecodecamp.org/learn/front-end-development-libraries/redux/create-a-redux-store</text:a></text:p>
      <text:p text:style-name="P12"/>
      <text:p text:style-name="P12"><text:a xlink:type="simple" xlink:href="https://www.freecodecamp.org/learn/front-end-development-libraries/redux/get-state-from-the-redux-store" text:style-name="Internet_20_link" text:visited-style-name="Visited_20_Internet_20_Link">https://www.freecodecamp.org/learn/front-end-development-libraries/redux/get-state-from-the-redux-store</text:a></text:p>
      <text:p text:style-name="P12"/>
      <text:p text:style-name="P12"><text:a xlink:type="simple" xlink:href="https://www.freecodecamp.org/learn/front-end-development-libraries/redux/define-a-redux-action" text:style-name="Internet_20_link" text:visited-style-name="Visited_20_Internet_20_Link">https://www.freecodecamp.org/learn/front-end-development-libraries/redux/define-a-redux-action</text:a></text:p>
      <text:p text:style-name="P1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Inter" svg:font-family="Inter, Arial, 'Helvetica Neue', Helvetica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2T18:25:49.353614292</meta:creation-date>
    <dc:date>2022-09-22T21:05:43.583088652</dc:date>
    <meta:editing-duration>PT2H21M41S</meta:editing-duration>
    <meta:editing-cycles>24</meta:editing-cycles>
    <meta:generator>LibreOffice/7.3.5.2$Linux_X86_64 LibreOffice_project/30$Build-2</meta:generator>
    <meta:document-statistic meta:table-count="0" meta:image-count="0" meta:object-count="0" meta:page-count="3" meta:paragraph-count="57" meta:word-count="424" meta:character-count="2995" meta:non-whitespace-character-count="2620"/>
  </office:meta>
</office:document-meta>
</file>